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7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1.1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02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84"/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fo:font-size="10pt" fo:font-weight="bold" style:font-size-asian="10pt" style:font-size-complex="10pt"/>
    </style:style>
    <style:style style:name="ce7" style:family="table-cell" style:parent-style-name="Default">
      <style:text-properties style:use-window-font-color="true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2pt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ize="10pt" style:font-size-asian="10pt" style:font-size-complex="10pt"/>
    </style:style>
  </office:automatic-styles>
  <office:body>
    <office:spreadsheet>
      <table:table table:name="Instruction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an organization understand areas for improvement in</text:p>
          </table:table-cell>
          <table:table-cell/>
        </table:table-row>
        <table:table-row table:style-name="ro1">
          <table:table-cell/>
          <table:table-cell office:value-type="string">
            <text:p>learning about product, process and organization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distribute this assessment tool to a cross-section of individuals in your organization.</text:p>
          </table:table-cell>
          <table:table-cell/>
        </table:table-row>
        <table:table-row table:style-name="ro1">
          <table:table-cell/>
          <table:table-cell office:value-type="string">
            <text:p>Each individual will fill in basic tracking information such as name and date, and then fill in</text:p>
          </table:table-cell>
          <table:table-cell/>
        </table:table-row>
        <table:table-row table:style-name="ro1">
          <table:table-cell/>
          <table:table-cell office:value-type="string">
            <text:p>answers to the thirty-five questions on the “Questions” sheet. <text:s/>Every question should be answered</text:p>
          </table:table-cell>
          <table:table-cell/>
        </table:table-row>
        <table:table-row table:style-name="ro1">
          <table:table-cell/>
          <table:table-cell office:value-type="string">
            <text:p>to the best of the knowledge of the person filling in the questionnaire. <text:s/>Some questions should be </text:p>
          </table:table-cell>
          <table:table-cell/>
        </table:table-row>
        <table:table-row table:style-name="ro1">
          <table:table-cell/>
          <table:table-cell office:value-type="string">
            <text:p>answered from the perspective of the whole organization, while others might make more sense to be</text:p>
          </table:table-cell>
          <table:table-cell/>
        </table:table-row>
        <table:table-row table:style-name="ro1">
          <table:table-cell/>
          <table:table-cell office:value-type="string">
            <text:p>answered from the perspective of the team or group level. <text:s/>The “NOTES” section allows you to make</text:p>
          </table:table-cell>
          <table:table-cell/>
        </table:table-row>
        <table:table-row table:style-name="ro1">
          <table:table-cell/>
          <table:table-cell office:value-type="string">
            <text:p>annotations regarding this or any other factor you use in answering the ques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Results:</text:p>
          </table:table-cell>
          <table:table-cell office:value-type="string">
            <text:p>Individual assessments will be collected and analyzed. <text:s/>Answers will be used to identify areas of</text:p>
          </table:table-cell>
          <table:table-cell/>
        </table:table-row>
        <table:table-row table:style-name="ro2">
          <table:table-cell/>
          <table:table-cell office:value-type="string">
            <text:p>improvement for learning and to adapt the application of the OpenAgile system to your organization.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>
            <text:p>Copyright Berteig Consulting Inc. <text:s/>All Rights Reserved.</text:p>
          </table:table-cell>
          <table:table-cell table:number-columns-repeated="2"/>
        </table:table-row>
      </table:table>
      <table:table table:name="Tracking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 Name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3"/>
        </table:table-row>
        <table:table-row table:style-name="ro1">
          <table:table-cell office:value-type="string">
            <text:p>ID #:</text:p>
          </table:table-cell>
          <table:table-cell/>
        </table:table-row>
      </table:table>
      <table:table table:name="Questions" table:style-name="ta1" table:print-ranges="Questions.B1:Questions.J55">
        <office:forms form:automatic-focus="false" form:apply-design-mode="false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column table:style-name="co1" table:number-columns-repeated="2" table:default-cell-style-name="ce7"/>
        <table:table-column table:style-name="co1" table:default-cell-style-name="ce12"/>
        <table:table-column table:style-name="co1" table:number-columns-repeated="3" table:default-cell-style-name="ce7"/>
        <table:table-column table:style-name="co1" table:default-cell-style-name="ce14"/>
        <table:table-row table:style-name="ro3">
          <table:table-cell table:style-name="ce4" office:value-type="string">
            <text:p>Question:</text:p>
          </table:table-cell>
          <table:table-cell table:style-name="ce6"/>
          <table:table-cell/>
          <table:table-cell table:style-name="ce9" office:value-type="string">
            <text:p>Scores</text:p>
          </table:table-cell>
          <table:table-cell table:style-name="ce10"/>
          <table:table-cell table:style-name="ce11"/>
          <table:table-cell table:style-name="ce10" table:number-columns-repeated="3"/>
          <table:table-cell table:style-name="ce13"/>
        </table:table-row>
        <table:table-row table:style-name="ro4">
          <table:table-cell/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3"/>
          <table:table-cell table:style-name="ce13"/>
        </table:table-row>
        <table:table-row table:style-name="ro3">
          <table:table-cell office:value-type="string">
            <text:p>Product / Service Learning:</text:p>
          </table:table-cell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3"/>
          <table:table-cell table:style-name="ce13"/>
        </table:table-row>
        <table:table-row table:style-name="ro1">
          <table:table-cell/>
          <table:table-cell office:value-type="string">
            <text:p>Learning Circle Proportions (values need to add to 100)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le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ear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n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of time between major product/service revisions (days):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o is responsible for final approval of major revision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ajor revision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minor product/service revision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o is responsible for final approval of minor revision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inor revision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internal prototypes or demo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internal prototype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metrics are used to measure feedback on product/service revision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parts of the organization are tasked with learning about products/service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8"/>
        </table:table-row>
        <table:table-row table:style-name="ro4">
          <table:table-cell table:number-columns-repeated="10"/>
        </table:table-row>
        <table:table-row table:style-name="ro5">
          <table:table-cell office:value-type="string">
            <text:p>Process Learning:</text:p>
          </table:table-cell>
          <table:table-cell table:style-name="ce8"/>
          <table:table-cell table:number-columns-repeated="8"/>
        </table:table-row>
        <table:table-row table:style-name="ro1">
          <table:table-cell/>
          <table:table-cell office:value-type="string">
            <text:p>Learning Circle Proportions (values need to add to 100)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le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ear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n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of time between major policy/procedure/process change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o is responsible for final approval of major change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ajor change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minor policy/procedure/process change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o is responsible for final approval of minor change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inor change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pilot studies of policy/procedure/process change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pilot studie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metrics are used to measure feedback on process change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metrics are used to measure process change effectivenes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parts of the organization are tasked with learning about processes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8"/>
        </table:table-row>
        <table:table-row table:style-name="ro4">
          <table:table-cell table:number-columns-repeated="10"/>
        </table:table-row>
        <table:table-row table:style-name="ro5">
          <table:table-cell office:value-type="string">
            <text:p>Organizational Learning:</text:p>
          </table:table-cell>
          <table:table-cell table:style-name="ce8"/>
          <table:table-cell table:number-columns-repeated="8"/>
        </table:table-row>
        <table:table-row table:style-name="ro1">
          <table:table-cell/>
          <table:table-cell office:value-type="string">
            <text:p>Learning Circle Proportions (values need to add to 100)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le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ear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nning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tion</text:p>
          </table:table-cell>
          <table:table-cell/>
          <table:table-cell office:value-type="string">
            <text:p>/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ation of time between major re-organization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ajor re-organizations gathered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minor re-organizations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w is feedback on minor re-organizations gathered?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ff turnover rate (%/yr):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ff growth rate (%/yr):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nternal role change rate (%/yr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uration of time between shifts in strategy / vision (days)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hat parts of the organization are tasked with organizational development?</text:p>
          </table:table-cell>
          <table:table-cell table:number-columns-repeated="8"/>
        </table:table-row>
        <table:table-row table:style-name="ro4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tima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2.499cm" fo:margin-right="2.499cm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Optima" fo:font-size="14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Berteig Consulting Inc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17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6-30T22:27:05</meta:creation-date>
    <dc:date>2009-02-19T17:31:39</dc:date>
    <meta:print-date>2008-09-09T10:13:05</meta:print-date>
    <dc:language>en-CA</dc:language>
    <meta:editing-cycles>11</meta:editing-cycles>
    <meta:editing-duration>PT17H38M11S</meta:editing-duration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